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urce: http://www.rollingstone.com/politics/news/julian-assange-the-rolling-stone-interview-20120118</text:p>
      <text:h text:style-name="Heading_20_1" text:outline-level="1"/>
      <text:h text:style-name="Heading_20_1" text:outline-level="1">Julian Assange: The Rolling Stone Interview</text:h>
      <text:h text:style-name="Heading_20_2" text:outline-level="2">Under house arrest in England, the WikiLeaks founder opens up about his battle with the 'Times,' his stint in solitary and the future of journalism</text:h>
      <text:h text:style-name="Heading_20_3" text:outline-level="3">by: <text:span text:style-name="Strong_20_Emphasis">Michael Hastings</text:span></text:h>
      <text:p text:style-name="P1"><text:s/></text:p>
      <text:p text:style-name="P1"/>
      <text:p text:style-name="Text_20_body">It's a few days before Christmas, and Julian Assange has just finished moving to a new hide-out deep in the English countryside. The two-bedroom house, on loan from a WikiLeaks supporter, is comfortable enough, with a big stone fireplace and a porch out back, but it's not as grand as the country estate where he spent the past 363 days under house arrest, waiting for a British court to decide whether he will be extradited to Sweden to face allegations that he sexually molested two women he was briefly involved with in August 2010.</text:p>
      <text:p text:style-name="Text_20_body">Assange sits on a tattered couch, wearing a wool sweater, dark pants and an electronic manacle around his right ankle, visible only when he crosses his legs. At 40, the WikiLeaks founder comes across more like an embattled rebel commander than a hacker or journalist. He's become better at handling the media – more willing to answer questions than he used to be, less likely to storm off during interviews – but the protracted legal battle has left him isolated, broke and vulnerable. Assange recently spoke to someone he calls a Western "intelligence source," and he asked the official about his fate. Will he ever be a free man again, allowed to return to his native Australia, to come and go as he pleases? "He told me I was fucked," Assange says.</text:p>
      <text:p text:style-name="Text_20_body">"Are you fucked?" I ask.</text:p>
      <text:p text:style-name="Text_20_body">Assange pauses and looks out the window. The house is surrounded by rolling fields and quiet woods, but they offer him little in the way of escape. The British Supreme Court will hear his extradition appeal on February 1st – but even if he wins, he will likely still remain a wanted man. Interpol has issued a so-called "red notice" for his arrest on behalf of Swedish authorities for questioning in "connection with a number of sexual offenses" – Qaddafi, accused of war crimes, earned only an "orange notice" – and the U.S. government has branded him a "high-tech terrorist," unleashing a massive and unprecedented investigation designed to depict Assange's journalism as a form of international espionage. Ever since November 2010, when WikiLeaks embarrassed and infuriated the world's governments with the release of what became known as Cablegate, some 250,000 <text:soft-page-break/>classified diplomatic cables from more than 150 countries, the group's supporters have found themselves detained at airports, subpoenaed to testify before a grand jury, and ordered to turn over their Twitter accounts and e-mails to authorities.</text:p>
      <text:p text:style-name="Text_20_body">Assange was always deeply engaged with the world – and always getting into trouble. Born in a small town in Queensland, he spent much of his youth traveling around Australia with his mother and stepfather, who ran a theater company. As a teenager, he discovered computers – his first was a Commodore 64 – and became one of the world's foremost hackers, going by the name Mendax, Latin for "nobly untruthful." After breaking into systems at NASA and the Pentagon when he was 16, he was busted on 25 counts of hacking, which prodded him to go straight. But as he traveled the world, working as a tech consultant through much of the 1990s, he continued putting his computer skills to use ensuring freedom of information – a necessary condition, he believes, for democratic self-rule.</text:p>
      <text:p text:style-name="Text_20_body">"From the glory days of American radicalism, which was the American Revolution, I think that Madison's view on government is still unequaled," he tells me during the three days I spend with him as he settles into his new location in England. "That people determined to be in a democracy, to be their own governments, must have the power that knowledge will bring – because knowledge will always rule ignorance. You can either be informed and your own rulers, or you can be ignorant and have someone else, who is not ignorant, rule over you. The question is, where has the United States betrayed Madison and Jefferson, betrayed these basic values on how you keep a democracy? I think that the U.S. military-industrial complex and the majority of politicians in Congress have betrayed those values."</text:p>
      <text:p text:style-name="Text_20_body">In 2006, Assange founded WikiLeaks, a group of hackers and activists that has been dubbed the first "stateless news organization." The goal, from the start, was to operate beyond the reach of the law, get their hands on vital documents being censored by governments and corporations, and make them available to the public. After a series of initial successes – publishing leaks about Iceland, Kenya and even a Pentagon document warning of WikiLeaks – Assange rocked the U.S. military in April 2010 with the release of "Collateral Murder," a video that revealed an American helicopter in Iraq opening fire on unarmed civilians, killing two journalists and several others. He quickly followed up with the release of hundreds of thousands of classified files related to the wars in Iraq and Afghanistan, creating an international firestorm. But soon after he began releasing the diplomatic cables, which were widely credited with helping to spark the Arab Spring, he was detained and imprisoned after spending a week with two female supporters in Stockholm, entangling him in a yearlong legal battle to win his own freedom.</text:p>
      <text:p text:style-name="Text_20_body">Assange agreed to a lengthy interview at his new home, on the condition that the location be kept secret, along with the identities of the core WikiLeaks staffers who have stuck by him since he ran into trouble in Sweden. Though he continues to run the group from captivity, working on what he calls a new set of scoops concerning the private-surveillance industry, the media furor over his personal life has turned him into a pariah among many former supporters, making it difficult for WikiLeaks to raise money. He's been called a rapist, an enemy combatant, and an agent of both Mossad and the CIA. His two most prominent collaborators – <text:span text:style-name="Emphasis">The New York Times</text:span> and <text:span text:style-name="Emphasis">The Guardian</text:span> – have repeatedly tarred him as a sexual deviant with bad personal hygiene, while continuing to happily sell books and movie rights about his exploits. His own personality has also proved divisive: He's charming, brilliant and uncompromising, but he has inspired intense <text:soft-page-break/>hatred among former colleagues, who portray him as a megalomaniac whose ego has undermined the cause.</text:p>
      <text:p text:style-name="Text_20_body">When I arrive for my last day with Assange, I'm 45 minutes early. Most of his staff have gone home for the holidays, and he's alone in the house with only his personal assistant to keep him company. Assange is huddled over a laptop in the dining room he has turned into his office, monitoring what has become his sole focus over the past few days: the trial of Bradley Manning, the 24-year-old Army private alleged to have provided the diplomatic cables to WikiLeaks. Assange has two lawyers representing him in the Maryland courtroom, and his name has been mentioned virtually every day during the initial hearing. The government's strategy, it has become clear, is to pressure Manning to implicate Assange in espionage – to present his work at WikiLeaks as the act of a spy, not a journalist.</text:p>
      <text:p text:style-name="Text_20_body">When Assange comes into the living room and sits on the couch, a small Jack Russell terrier jumps up onto his lap and remains there for most of the next five hours. "You use two recorders," Assange says, looking at the digital recorders I've put down on the small coffee table. "I usually use three." But as soon as we start the interview, the phone rings. It's Daniel Ellsberg, the man who leaked the Pentagon Papers, who had attended the Manning trial with Assange's lawyers. Ellsberg is in a car driving back to Washington, D.C. "I can hear you," Assange shouts, ducking into the dining room. "Can you hear me?"</text:p>
      <text:p text:style-name="Text_20_body">Five minutes later he returns, energized by his talk with America's most famous whistle-blower. "Where were we?" he says. His assistant brings in two cups of coffee, and the interview begins.</text:p>
      <text:p text:style-name="Text_20_body"><text:span text:style-name="Strong_20_Emphasis">Why is WikiLeaks so focused on defending Bradley Manning?</text:span> <text:line-break/>Manning is alleged to be one of our sources, regardless of whether those allegations are true or not. He has now sat in various U.S. military prisons for the past 600 days as a result of what we published. So we feel that we owe him a duty of care. I have heard from people close to his defense that it is their view that the abuse of him was in order to get him to testify against us.</text:p>
      <text:p text:style-name="Text_20_body"><text:span text:style-name="Strong_20_Emphasis">I understand that you believe the Justice Department has been attending the hearing, to see how it impacts their investigation into WikiLeaks.</text:span> <text:line-break/>There are three gray-faced men who always show up. They're so furtive: They refuse to identify themselves, or to even make eye contact with our lawyers. They go into the classified hearings when everyone else is kicked out. One of them, we have discovered, is a prosecutor for the Department of Justice on the WikiLeaks investigation. I believe they are there to make sure that the government, in presenting its case against Manning, did not reveal information that was critical to its investigation into us.</text:p>
      <text:p text:style-name="Text_20_body"><text:span text:style-name="Strong_20_Emphasis">In diplomatic cables, the investigation into WikiLeaks by the U.S. government has been called "unprecedented both in its scale and nature." How much do you know about it?</text:span> Since last September, a secret grand jury was empaneled in Alexandria, Virginia. There is no defense counsel. There are four prosecutors, according to witnesses who have been forced to testify before the grand jury. The jury itself is taken from the local area, and Alexandria has the highest density of government and military contractors anywhere in the United States. It is a place where the U.S. government chooses to conduct all <text:soft-page-break/>national-security grand juries and trials because of that makeup of the jury pool.</text:p>
      <text:p text:style-name="Text_20_body">The investigation has involved most of the U.S. intelligence apparatus, the FBI, the State Department, the United States Army. It has subpoenaed the records of most of my U.S. friends or acquaintances. Under what are called Patriot Act production orders, the government has also asked for their Twitter records, Google accounts and individual ISPs. The laws which they're working toward an indictment on are the Espionage Act of 1917 and the Computer Fraud and Abuse Act of 1986.</text:p>
      <text:p text:style-name="Text_20_body"><text:span text:style-name="Strong_20_Emphasis">And they're going after Manning, who is facing a life sentence, to get him to say that you're a spy?</text:span> <text:line-break/>To be another chess piece on the board in the attack on us. The U.S. government is trying to redefine what have been long-accepted journalistic methods. If the Pentagon is to have its way, it will be the end of national-security journalism in the United States.</text:p>
      <text:p text:style-name="Text_20_body"><text:span text:style-name="Strong_20_Emphasis">How so?</text:span> <text:line-break/>They're trying to interpret the Espionage Act to say that any two-way communication with a source is a collaboration with a source, and is therefore a conspiracy to commit espionage where classified information is involved. The Pentagon, in fact, issued a public demand to us that we not only destroy everything we had ever published or were ever going to publish in relation to the U.S. government, but that we also stop "soliciting" information from U.S. government employees. The Espionage Act itself does not mention solicitation, but they're trying to create a new legal precedent that includes a journalist simply asking a source to communicate information. A few years ago, for example, the CIA destroyed its waterboarding interrogation videos. In the Manning hearing, prosecutors described how we had a most-wanted list, which included those interrogation videos if they still existed.</text:p>
      <text:p text:style-name="Text_20_body"><text:span text:style-name="Strong_20_Emphasis">The WikiLeaks site had a "most-wanted" list of stories you were eager to get?</text:span> <text:line-break/>This list was not put together by us. We asked for nominations from human rights activists and journalists from around the world of the information they most wanted, and we put that on a list. The prosecution in the Manning hearing has been attempting to use that list as evidence of our solicitation of information that is likely to be classified, and therefore our complicity in espionage, if we received such information.</text:p>
      <text:p text:style-name="Text_20_body"><text:span text:style-name="Strong_20_Emphasis">From a journalist's perspective, a list like that would be the equivalent of a normal editorial meeting where you list the crown jewels of stories you'd love to get.</text:span> <text:line-break/>Exactly.</text:p>
      <text:p text:style-name="Text_20_body"><text:span text:style-name="Strong_20_Emphasis">So if you're going to jail, then Bob Woodward's going to jail.</text:span> <text:line-break/>Individuals like Sy Hersh and Dana Priest and Bob Woodward constantly say to their sources, "Hey, what about this, have you heard anything about it? I heard that there's been an airstrike in Afghanistan that's killed a bunch of civilians – do you have any more details, and can you prove them with paper?" And all those would be defined as conspiracy to commit espionage under the Pentagon's interpretation.</text:p>
      <text:p text:style-name="Text_20_body"><text:span text:style-name="Strong_20_Emphasis">Given the broader implications, it's surprising that you haven't received much support from what you call the "Anglo-American press." In fact, </text:span><text:span text:style-name="Strong_20_Emphasis"><text:span text:style-name="Emphasis">The New York Times</text:span></text:span><text:span text:style-name="Strong_20_Emphasis"> and </text:span><text:span text:style-name="Strong_20_Emphasis"><text:span text:style-name="Emphasis">The Guardian</text:span></text:span><text:span text:style-name="Strong_20_Emphasis">, both of which collaborated with you on releasing some of the documents, have done their best to distance themselves from you.</text:span> <text:line-break/><text:soft-page-break/>The <text:span text:style-name="Emphasis">Times</text:span> ran in the face of fire; it abandoned us once the heat started from the U.S. administration. In doing so, it also abandoned itself, and it abandoned all journalists working on national-security journalism in the United States.</text:p>
      <text:p text:style-name="Text_20_body">What the <text:span text:style-name="Emphasis">Times</text:span> was concerned about is being swept up in the government's investigation. If Bradley Manning or another U.S. government employee had collaborated with us to provide us with classified information, and we, in turn, collaborated with the <text:span text:style-name="Emphasis">Times</text:span> to provide it to the world, then the argument would run that the <text:span text:style-name="Emphasis">Times</text:span> had been involved in a conspiracy with us to commit espionage. This is something that the <text:span text:style-name="Emphasis">Times</text:span> was deeply concerned about. It said to us that we should never refer to the <text:span text:style-name="Emphasis">Times</text:span> as a partner – that was their legal advice.</text:p>
      <text:p text:style-name="Text_20_body"><text:span text:style-name="Strong_20_Emphasis">Bill Keller, the former editor of the </text:span><text:span text:style-name="Strong_20_Emphasis"><text:span text:style-name="Emphasis">Times</text:span></text:span><text:span text:style-name="Strong_20_Emphasis">, wrote a widely read and lengthy piece that attacked you personally. In it, he says four or five times that "WikiLeaks is a source, they are not a partner."</text:span> <text:line-break/>Keller was trying to save his own skin from the espionage investigation in two ways. First, on a legal technicality, by claiming that there was no collaboration, only a passive relationship between journalist and source. And second, by distancing themselves from us by attacking me personally, using all the standard tabloid character-assassination attacks. Many journalists at the <text:span text:style-name="Emphasis">Times</text:span> have approached me to say how embarrassed they were at the lowering of the tone by doing that. Keller also came out and said how pleased the White House was with them that they had not run WikiLeaks material the White House had asked them not to. It is one thing to do that, and it's another thing to proudly proclaim it. Why did Keller feel the need to tell the world how pleased the White House was with him? For the same reason he felt the need to describe how dirty my socks were. It is not to convey the facts – rather, it is to convey a political alignment. You heard this explicitly: Keller said, "Julian Assange may or may not be a journalist, but he's not my kind of journalist." My immediate reaction is, "Thank God I'm not Bill Keller's type of journalist."</text:p>
      <text:p text:style-name="Text_20_body"><text:span text:style-name="Strong_20_Emphasis">The publishing mindset at WikiLeaks, it's fair to say, is radically different than that of the mainstream press. Where a newspaper that received 500,000 documents might release 20, you released all of them.</text:span> <text:line-break/>Cablegate is 3,000 volumes of material. It is the greatest intellectual treasure to have entered into the public record in modern times. The <text:span text:style-name="Emphasis">Times</text:span> released just over 100 cables. There are over 251,000 cables in Cablegate. So our approach is quite different to that of the <text:span text:style-name="Emphasis">Times</text:span>. The <text:span text:style-name="Emphasis">Times</text:span> in its security arrangements was only concerned with preventing <text:span text:style-name="Emphasis">The Washington Post</text:span> from finding out what it was doing. But it told the U.S. government every single cable that it wanted to publish.</text:p>
      <text:p text:style-name="Text_20_body"><text:span text:style-name="Strong_20_Emphasis">And in return, the </text:span><text:span text:style-name="Strong_20_Emphasis"><text:span text:style-name="Emphasis">Times</text:span></text:span><text:span text:style-name="Strong_20_Emphasis"> has basically portrayed you as a pariah, despite being responsible for getting them all this incredible material, as well as setting up an innovative organization to gather and process all the leaked data.</text:span> <text:line-break/>Absolutely no honor or gratitude. I don't wish to make light of the difficulties the <text:span text:style-name="Emphasis">Times</text:span> faces in working in the United States, but I do think it could have managed those difficulties in a more honorable way.</text:p>
      <text:p text:style-name="Text_20_body">After the Afghan war diaries came out, the <text:span text:style-name="Emphasis">Times</text:span> ran a hostile profile of Bradley Manning <text:soft-page-break/>that psychologized him into being a sad, mad fag, and can only be described as a tabloid piece. Then, when we published the Iraq War logs, we discovered details about the deaths of more than 100,000 civilians, and details of the torture of more than 1,000 people. Every other paper ran the story. The United Nations and a number of countries investigated the allegations, and even the U.S. military's own internal documents referred to the abuses as torture. Yet the Times refused to use the word "torture" at all. Instead, they ran a sleazy hit piece against me on the front page that was factually inaccurate. It said, for instance, that I had been charged with sexual abuse when I had not, and that 12 people had defected from our organization when we had suspended one. I don't mind taking a hit, but it must be factually accurate. For the <text:span text:style-name="Emphasis">Times</text:span> to descend into a tabloid hit piece on the front page when we had just exposed the deaths of more than 100,000 civilians was not commensurate.</text:p>
      <text:p text:style-name="Text_20_body"><text:span text:style-name="Strong_20_Emphasis">"Collateral Murder" – the video you released in April 2010 showing a U.S. helicopter gunship firing on a group of Iraqi civilians, including two Reuters journalists and two children – was the first scoop that got you major media attention. You learned that </text:span><text:span text:style-name="Strong_20_Emphasis"><text:span text:style-name="Emphasis">The Washington Post</text:span></text:span><text:span text:style-name="Strong_20_Emphasis"> actually had the video and had been sitting on it</text:span>. <text:line-break/>A <text:span text:style-name="Emphasis">Post</text:span> reporter named David Finkel had the video. We had sources who explained that he had even shown them the video in his home. Yet he concealed it.</text:p>
      <text:p text:style-name="Text_20_body"><text:span text:style-name="Strong_20_Emphasis">Finkel's response was, "There were a lot of bad days in Iraq."</text:span> <text:line-break/>He had been embedded with ground troops in that area for some nine months on the ground. He had clearly developed too close an affinity for the people he was embedded with and came out essentially campaigning on their behalf after the release of the video.</text:p>
      <text:p text:style-name="Text_20_body"><text:span text:style-name="Strong_20_Emphasis">Were those kinds of failings by the mainstream media what inspired you to start WikiLeaks?</text:span> <text:line-break/>The things that informed me most were my experiences in fighting for freedom of the press, freedom to communicate knowledge – which, in the end, is freedom from ignorance. Secondly, my experiences in understanding how the military-intelligence complex works at a practical level. I saw that publishing all over the world was deeply constrained by self-censorship, economics and political censorship, while the military-industrial complex was growing at a tremendous rate, and the amount of information that it was collecting about all of us vastly exceeded the public imagination.</text:p>
      <text:p text:style-name="Text_20_body"><text:span text:style-name="Strong_20_Emphasis">You first registered the domain name for leaks.org back in 1999, when you were working on encryption technology for dissidents and human rights workers. That was before the attacks on the World Trade Center and the Pentagon enabled the government to dramatically expand its power to keep information secret and spy on its own citizens.</text:span> <text:line-break/>Yes. On September 11th, I was on the phone with a friend, discussing encryption algorithms. Very quickly, within an hour, I saw what the counter-reaction would be, and that all the proposals that the military-industrial complex had to spy on everyone, to remove probable cause, to increase its funding, would be rushed forward again. That's precisely what happened.</text:p>
      <text:p text:style-name="Text_20_body"><text:span text:style-name="Strong_20_Emphasis">Then, two years later, the U.S. invaded Iraq.</text:span> <text:line-break/>The creation of WikiLeaks was, in part, a response to Iraq. There were a number of <text:soft-page-break/>whistle-blowers who came out in relation to Iraq, and it was clear to me that what the world was missing in the days of Iraq propaganda was a way for inside sources who knew what was really going on to communicate that information to the public. Quite a few who did ended up in very dire circumstances, including David Kelly, the British scientist who either committed suicide or was murdered over his revelations about weapons of mass destruction. The Iraq War was the biggest issue for people of my generation in the West. It was also the clearest case, in my living memory, of media manipulation and the creation of a war through ignorance.</text:p>
      <text:p text:style-name="Text_20_body"><text:span text:style-name="Strong_20_Emphasis">Before the scoops that centered on the U.S. government – the logs and cables regarding Afghanistan and Iraq – your focus was on other countries.</text:span> <text:line-break/>Initially we thought that our greatest role would be in China and some former Soviet states and in Africa. We did have early successes in Africa. I lived in Kenya in 2007, and we were able to source a document that exposed billions of dollars of corruption by the former president Daniel arap Moi and his cronies. The evidence ended up swinging the vote by 10 percent and changing the Kenyan election. But Moi's corruption didn't exist in Kenya alone. The money looted from Kenya was deposited into London banks, properties and businesses, into New York properties. There is no large-scale corruption in the developing world without Western corruption. That was an important lesson to me.</text:p>
      <text:p text:style-name="Text_20_body">Another important lesson was that, very quickly, we started receiving information from what we presumed to be disaffected U.S. government employees about the actions of the U.S. military. The United States has historically been a relatively open society. But within the United States, there is a shadow state, and that is the U.S. military, which, as of September, held 4.3 million security clearances. That is equal to the population of New Zealand. That is a closed, totalitarian society that gathers and stores more information than any other society in the world.</text:p>
      <text:p text:style-name="Text_20_body"><text:span text:style-name="Strong_20_Emphasis">WikiLeaks has been credited, even by its critics, with fueling the Arab Spring, and even Occupy Wall Street. Was this your plan? Did you imagine you could have this kind of impact?</text:span> <text:line-break/>We planned for most of what has occurred over the past 12 months. It is fair to say we're unexpectedly delighted that those plans came to fruition.</text:p>
      <text:p text:style-name="Text_20_body">In relation to the Arab Spring, the way I looked at this back in October of 2010 is that the power structures in the Middle East are interdependent, they support each other. If we could release enough information fast enough about many of these powerful individuals and organizations, their ability to support each other would be diminished. They'd have to fight their own local battles – they'd have to turn inward to deal with the domestic political fallout from the information. And therefore they would not have the resources to prop up surrounding countries.</text:p>
      <text:p text:style-name="Text_20_body"><text:span text:style-name="Strong_20_Emphasis">Would you like to see those regimes fall? What's the end result you're looking for?</text:span> <text:line-break/>When you shake something up, you have a chance to rebuild. But we're not interested in shaking something up just for the hell of it. I believe that if we look at what makes a civilization civilized, it is people understanding what is really going on. When Gutenberg invented the printing press, the end result was that people who knew something of what was going on could convey that information to others. And as a result of the Internet, we <text:soft-page-break/>are now living in a time where it's a lot easier to convey what we know about our corner of the world and share it with others.</text:p>
      <text:p text:style-name="Text_20_body"><text:span text:style-name="Strong_20_Emphasis">Do you think governments should be allowed to keep some secrets?</text:span> <text:line-break/>This is a question that is much more interesting than the answer. In some cases – tracking down organized crime, say – government officials have an obligation to keep their investigations secret at the moment that they are performing them. Similarly, a doctor has an obligation to keep information about your medical records secret under most circumstances. This is a question about obligations. It is absurd to suggest that simply because a police officer may have the obligation to keep secret certain information relating to an investigation, that the entire world also must be subject to a coercive force.</text:p>
      <text:p text:style-name="Text_20_body"><text:span text:style-name="Strong_20_Emphasis">When people talk about your childhood, the two main words used to describe you are "nomadic" and "hacker." You first got into trouble when you were 17 for hacking into Pentagon networks, as well as several Australian sites. It seems in some ways that you've been engaged in a lifelong campaign against authority.</text:span> <text:line-break/>I haven't had a lifelong campaign against authority. Legitimate authority is important. All human systems require authority, but authority must be granted as a result of the informed consent of the governed. Presently, the consent, if there is any, is not informed, and therefore it's not legitimate. To communicate knowledge, we must protect people's privacy – and so I have been, for 20 years, developing systems and policy and ideals to protect people's rights to communicate privately without government interference, without government surveillance. The right to communicate without government surveillance is important, because surveillance is another form of censorship. When people are frightened that what they are saying may be overheard by a power that has the ability to lock people up, then they adjust what they're saying. They start to self-censor.</text:p>
      <text:p text:style-name="Text_20_body"><text:span text:style-name="Strong_20_Emphasis">Growing up in Australia, what were the experiences that made you who you are? Was it getting into trouble as a hacker?</text:span> <text:line-break/>I lived a Tom Sawyer boyhood, which I think is a good childhood. Very physically adventurous on different islands and in the Outback and tropical regions, having small gangs of other boys, riding my horse, going into bat caves, exploring drainage systems and forests, hunting tropical fish.</text:p>
      <text:p text:style-name="Text_20_body">I suppose the distinctive moments you have growing up, other than physical moments, are moral moments, so I designed and built a complex raft once. My plan at age 12 was to spend the night on the raft on the Richmond River, which is known to have bronze whaler sharks in it. All my friends said it was a great idea. So we went to do it, but all but one of them chickened out when it actually came to spending the night in the dark on the river.</text:p>
      <text:p text:style-name="Text_20_body">A week later, the raft was stolen, and I managed to track down the people who took it. They were boys a couple of years older. We ran a mission at night to hijack it back, cut it loose, and let it drift downstream. The raft drifted out into the middle of the river. We paced along and the river got wider and wider, and I realized I'd have to dive in to get it, there in the middle of the night, with no one else. Thoughts of bronze whaler sharks started entering my head. I instructed my body to jump, but it refused to do so under those conditions. So even I have had that moment where I was a coward, but I think the situation called for it.</text:p>
      <text:p text:style-name="Text_20_body"><text:soft-page-break/><text:span text:style-name="Strong_20_Emphasis">Did you like high school?</text:span> <text:line-break/>I went to many schools because I was touring with my parents' theater company. Some I did like, some I did not. I experienced a great variety of different types of people and educational systems, and it was hard to preserve some long-term childhood friendships, although I did develop some. It gave me a sense of perspective, which I think ultimately became important.</text:p>
      <text:p text:style-name="Text_20_body"><text:span text:style-name="Strong_20_Emphasis">Did you go through a drug phase at university? Pot, or anything like that?</text:span> <text:line-break/>I was a bit of a stereotyped intellectual, other than being physically adventurous as a teenager. I'd do experiments on all my friends and write up the results, but I'd never take any myself.</text:p>
      <text:p text:style-name="Text_20_body"><text:span text:style-name="Strong_20_Emphasis">So you never tried...</text:span> <text:line-break/>As for what happened subsequently, I think under the circumstances I'll just be quiet about my adult private life. There is something, actually. While not being a Calvinist, if you're striving to change the world in an important way, then it is beholden on you to, if you're opposing the actions of companies like Philip Morris, to not actually buy their products.</text:p>
      <text:p text:style-name="Text_20_body"><text:span text:style-name="Strong_20_Emphasis">Let's talk about some of the attacks on you. Even many of those closest to you say you're difficult to work with. Are you?</text:span> <text:line-break/>I think the question is very interesting.</text:p>
      <text:p text:style-name="Text_20_body"><text:span text:style-name="Strong_20_Emphasis">Spoken like someone who's difficult to work with.</text:span> <text:line-break/>I think your question is very interesting, and where does it come from? Well, when <text:span text:style-name="Emphasis">The Guardian</text:span> broke their Cablegate contract with us, when we told <text:span text:style-name="Emphasis">The New York Times</text:span> to piss off because of them sucking up to the White House, then these two groups tried to say that the reason we told them to piss off is simply a matter of my character as opposed to a fundamental institutional incompatibility. We say <text:span text:style-name="Emphasis">The Guardian</text:span> broke its contract, the <text:span text:style-name="Emphasis">Times</text:span> engaged in shoddy, tabloid journalism, fearful, uncourageous journalism, and so to defend themselves against that, they say, "Oh, no, it's because Mr. Assange's socks were dirty," or, "He's an extremely difficult person to work with."</text:p>
      <text:p text:style-name="Text_20_body"><text:span text:style-name="Strong_20_Emphasis">But some who have worked with you over the years also paint you in an unfavorable light. You wouldn't be the only person in the media to suffer from a massive ego.</text:span> <text:line-break/>I don't think I have a massive ego. I just am firm at saying no. No, we will not destroy everything we've already published. No, we will continue to publish what we have promised to publish. No, we will not stop dealing with U.S. military leaks. For some people, that comes across as a big ego, when it's just sticking to your ideals.</text:p>
      <text:p text:style-name="Text_20_body"><text:span text:style-name="Strong_20_Emphasis">There has been something of a mini boom industry attacking WikiLeaks and Julian Assange.</text:span> <text:line-break/>There are actually about 100 books so far, but a good 80 of those are opportunistic books that have absolutely no real writing – they're just sort of collations of things. If you're talking proper books, books someone has actually written every word from scratch, there's over a dozen. One of the funniest is a Russian book, which accuses us of being in league to defame Putin.</text:p>
      <text:p text:style-name="Text_20_body"><text:span text:style-name="Strong_20_Emphasis">One of the more interesting books is from Heather Brooke, a writer for </text:span><text:span text:style-name="Strong_20_Emphasis"><text:span text:style-name="Emphasis">The </text:span></text:span><text:soft-page-break/><text:span text:style-name="Strong_20_Emphasis"><text:span text:style-name="Emphasis">Guardian</text:span></text:span><text:span text:style-name="Strong_20_Emphasis">. She sounds almost like a scorned lover – she says she "swooned madly" when you first looked at her, then later concluded that you're an asshole. That seems to be a recurring narrative of these stories about you.</text:span> <text:line-break/>[<text:span text:style-name="Emphasis">Long pause</text:span>] I don't think Heather Brooke is particularly interesting. The general phenomenon is interesting. Someone has an involvement to some extent in our work, which they then overstate tremendously to gain authority. They get something from the involvement – a reputation by proximity, information we've collected or some other item of value. Then we're not able to continue the relationship with them at the same degree of involvement, so they feel rejected. When you become a celebrity – at various times, within the English language, I have been the most famous person being discussed in the news – people's behavior shifts. What they lose through the lack of an ongoing relationship seems to be so incredibly valuable to them, so their desire to keep it, or their feeling of loss when they are not able to preserve the interaction, is so extreme that it drives them to do things you would not normally expect people to do. I always thought that A-level celebrities and their complaints about the difficulties of being a celebrity were rather self-indulgent.</text:p>
      <text:p text:style-name="Text_20_body"><text:span text:style-name="Strong_20_Emphasis">But now, being a celebrity yourself, you feel differently?</text:span> <text:line-break/>I've subsequently changed my opinion. Brad Pitt doesn't have a superpower at his back. He just has some crazed fans and paparazzi. But now, having had all three, I must say, I'm not terribly impressed with the experience.</text:p>
      <text:p text:style-name="Text_20_body"><text:span text:style-name="Strong_20_Emphasis">There were stalkers at your previous location. That must have frightened you.</text:span> <text:line-break/>Yes, despite the remoteness of the location – being three hours out of London by fast train, plus another 40 minutes in a car through country roads, and then through a long private driveway into the country house. We had many people try to turn up at the front door or to ambush me at the police station. It coincided with many U.S. politicians, such as Sarah Palin and Newt Gingrich, calling for my assassination or kidnapping. Fortunately, nearly everyone who attempted to ambush me was supportive in one way or another. They were mostly women who thought they were my fiancee.</text:p>
      <text:p text:style-name="Text_20_body"><text:span text:style-name="Strong_20_Emphasis">Women wanting to marry you? How many over the past year?</text:span> <text:line-break/>Hundreds.</text:p>
      <text:p text:style-name="Text_20_body"><text:span text:style-name="Strong_20_Emphasis">Hundreds of women would show up?</text:span> <text:line-break/>Sometimes also men. We had one, Captain Morgan, who claimed to work for Intel, and was a sea captain. He sold his boat to turn up at the front door, saying we were the only organization on Earth worth working for. One woman from Catalonia took a black cab from London and turned up at our house on the edge of the estate with a £450 taxi bill, which she'd convinced the driver I would pay once our romantic dispute was sorted out. She and the taxi driver convinced one of the neighbors to let them stay the night – the taxi driver refused to leave until he got his money.</text:p>
      <text:p text:style-name="Text_20_body">There have been groupies. No, I won't call them groupies. Young women who have flown from Norway and Sweden and turned up at the front door. When I was in prison, absurdly, the only people to get any mail through in the first week were six women who wanted to give me cakes and blankets, which I rejected. But apparently there are women who try and visit any famous prisoner of a certain age, and know how to get through the system. <text:soft-page-break/>Whereas not a single journalist from around the world was able to do so.</text:p>
      <text:p text:style-name="Text_20_body"><text:span text:style-name="Strong_20_Emphasis">Have you been in any serious or significant relationships over the past year?</text:span> <text:line-break/>For security reasons, I can't talk about my intimate private life. I want to make that clear. My children have received death threats and are in hiding. Many people I am close to in a familial way, I have to be extremely cautious about exposing.</text:p>
      <text:p text:style-name="Text_20_body"><text:span text:style-name="Strong_20_Emphasis">What happened in Sweden with the two women who have accused you?</text:span> <text:line-break/>It's before the court, so I can't discuss the case. It is very difficult, being in the position where you can't tell your version of events. It's clear that the matter is absurd, and you can read all about what the prosecution says its case is on the Internet.</text:p>
      <text:p text:style-name="Text_20_body"><text:span text:style-name="Strong_20_Emphasis">By calling it absurd, aren't you implying that these women are making it up?</text:span> <text:line-break/>That's not what I said. I've never criticized the women. I'm saying the allegations are absurd. People can read the allegations for themselves. They're not correct, but even as stated, they are absurd. What the prosecution successfully managed to do is use the word "rape." Although I've not been charged – and technically what they are investigating is called "minor rape," a Swedish concept – that hasn't stopped our opponents from constantly referring to "rape charges," which is false. Back when we last did a survey, in February, there were a total of 33 million references on the Internet to the word "rape" in any context, from Helen of Troy to the Congo. If you search for "rape" and my name, there were just over 20 million. In other words, perceptively, two-thirds of all rapes that have ever happened anywhere in the world, ever, have something to do with me.</text:p>
      <text:p text:style-name="Text_20_body"><text:span text:style-name="Strong_20_Emphasis">So why not say, "Look, I did nothing wrong, but I'm sorry if I upset these people. These are very serious things, and I'm taking it seriously, and I'll come to Sweden and face these allegations." People who support you wonder why you haven't done that.</text:span> <text:line-break/>I have no faith in the Swedish justice system being just. The International Prison Chaplains Association says that Swedish prisons are the worst prisons in Europe. That covers even Romania, Estonia and so on. That's because in 47 percent of cases, prisoners in Sweden are held incommunicado. So to the degree that my ability to act would be severely if not completely eliminated by entering into a Swedish prison, I am concerned about it. In addition, if you criticize matters, such as that Swedes have the worst prison system in all of Europe, then it would be the worse for you, because the Swedish justice system will take its revenge.</text:p>
      <text:p text:style-name="Text_20_body"><text:span text:style-name="Strong_20_Emphasis">If you knew that governments were looking to find a way to pull dirty tricks on you, didn't you feel like you were putting yourself at risk in Sweden when you were with the women? Weren't you pushing the envelope?</text:span> <text:line-break/>It's been falsely reported that I have said that the Swedish allegations are a result of a CIA trap. That's false. What I have said is that the case was instantly politicized by opportunists – instantly, within hours. That day, we did receive, from an intelligence source, a list of priorities that the U.S. government had in relation to me. Those included finding out what information we had, what we were going to publish, evidence in relation to the prosecution of Bradley Manning. It also included a view that the U.S. would find the legal case against me very difficult, and that therefore I should be very cautious about extralegal means. Those extralegal means not being assassination, but rather the planting <text:soft-page-break/>of drugs, child pornography or being otherwise embroiled in disgraceful conduct. So it was on my mind and everyone else's mind when the allegations arose.</text:p>
      <text:p text:style-name="Text_20_body"><text:span text:style-name="Strong_20_Emphasis">Do you wish you'd done anything different?</text:span> <text:line-break/>In general? Of course. Many. I can't stand these people who say they would never do anything different. That simply means that they have not learned a single thing from their experiences.</text:p>
      <text:p text:style-name="Text_20_body"><text:span text:style-name="Strong_20_Emphasis">I mean specifically, in terms of dealing with the two women.</text:span> <text:line-break/>I had never gone through a sex scandal before. There are certain ways, depending on culture, which one should handle a politicized sex scandal. I also didn't take it very seriously to begin with. I thought that it would disappear immediately.</text:p>
      <text:p text:style-name="Text_20_body"><text:span text:style-name="Strong_20_Emphasis">Why didn't you hire a PR guy?</text:span> <text:line-break/>We tried. We hired someone in the U.K. to cope with the volume of media inquiries. He accepted at a very substantially reduced rate because we're activists, a cause célèbre. His largest clients were Virgin and Sony. After one week, it was clear that it was either us or them. His board, according to him, insisted that we be dropped, so we were. There have been about a dozen similar instances of pressure being applied to companies who we've been working with. When people say, "Why didn't Julian do this, why didn't Julian do that, why didn't WikiLeaks do this," in many cases we have actually tried. It's not so easy when you're fighting a superpower.</text:p>
      <text:p text:style-name="Text_20_body"><text:span text:style-name="Strong_20_Emphasis">What forms has the pressure taken?</text:span> <text:line-break/>My personal bank account was shut down, and some of our people have also had their personal bank accounts closed. Many people have lost their jobs – even those who were quite indirectly connected. The person who registered our Swiss domain name lost their job when Bloomberg reported their name on the record. One of the board members of the German charity that collects donations for us lost their security contract with the Swiss stock exchange. The stock exchange even put in writing that the cause was his affiliation with us. The Tor Project, which protects people around the world from being spied on or censored, lost some $600,000 to the U.S. government, as a result of one of their people, Jacob Appelbaum, having filled in for me once at a conference in New York. This type of indirect pressure has been applied to a great many people.</text:p>
      <text:p text:style-name="Text_20_body"><text:span text:style-name="Strong_20_Emphasis">What happened when you were thrown in jail in England?</text:span> <text:line-break/>I had 10 days in solitary. I think everyone should have 10 days in solitary, especially politicians. I broke the back of solitary. It is a sensory-deprivation experience. So I have a lot of sympathy with Bradley Manning and other prisoners who are similarly contained.</text:p>
      <text:p text:style-name="Text_20_body"><text:span text:style-name="Strong_20_Emphasis">When you heard that door shut, were you worried that it might be 10 months or 10 years?</text:span> I had no idea how long it was going to be.</text:p>
      <text:p text:style-name="Text_20_body"><text:span text:style-name="Strong_20_Emphasis">Was it terrifying?</text:span> <text:line-break/>No, I was rather excited and looking forward to the challenge of adapting to the new environment. I knew it would be helpful to our cause, politically, and it was. I told my lawyers, "Don't get me out too quickly." They disagreed.</text:p>
      <text:p text:style-name="Text_20_body"><text:span text:style-name="Strong_20_Emphasis">So you saw yourself as a martyr to the cause.</text:span> <text:line-break/>There's been an observation of how the rest of the world was choosing to make my myth, <text:soft-page-break/>positively and negatively. That process has been fascinating, horrifying and comical all at the same time. It's caused many laughs from the people who know me well, a subject of great mirth in the team. We're dealing with a situation where we're engaged in a historic endeavor that has very serious consequences for people's lives and political systems. It's extremely important, the consequences for everything from revolutions to individuals' jobs, and the gravity of that task is so great that I don't have time to consider how this celebritization affects me personally. The concern is always simply, is it helpful or harmful in being able to survive as an institution? Or will the character assassination wipe a million dollars off our budget or change political moods enough to cause us to lose a court case? Or will lionization mean that we have enough political support to survive?</text:p>
      <text:p text:style-name="Text_20_body"><text:span text:style-name="Strong_20_Emphasis">How expensive has the legal battle been?</text:span> <text:line-break/>We have many legal cases. This personal case, the Swedish extradition case, I have to pay for myself. I don't think that is right. Actually, I think the organization should pay for it.</text:p>
      <text:p text:style-name="Text_20_body"><text:span text:style-name="Strong_20_Emphasis">Why?</text:span> <text:line-break/>It is unquestionable that the case has been politicized as a result of my role in the organization. However, to avoid the attack that the funding would be spent on this case, which is effectively used by our opponents to assassinate my character, it's completely separate. Which means that I'm now completely bankrupt as a result.</text:p>
      <text:p text:style-name="Text_20_body"><text:span text:style-name="Strong_20_Emphasis">Completely bankrupt?</text:span> <text:line-break/>Yeah. There have been all sorts of strange complications, such as that the previous lawyers managed to get hold of all my book advances and keep them. So I have not received a cent from any publicity that I've done.</text:p>
      <text:p text:style-name="Text_20_body"><text:span text:style-name="Strong_20_Emphasis">There's a rumor that you have £3.3 million in your bank account that you're keeping.</text:span> <text:line-break/>Yeah, sure. Our opponents like to spread these rumors to deny us our donations.</text:p>
      <text:p text:style-name="Text_20_body"><text:span text:style-name="Strong_20_Emphasis">So that's not true?</text:span> <text:line-break/>It's absolute nonsense. They spread rumors that I'm living in a mansion, they spread rumors that I'm homeless. Two years ago, fabricated documents were spread saying that I traveled first class and lived in a castle in South Africa, and I've never even been to South Africa. If you want to attack an organization, how do you attack it? You attack the cash flow and leadership. The character assassinations are dangerous, but taken as a whole, they're absurdly comical. We have, on the one hand, some 700,000 references to me being an anti-Semite, and on the other hand, some 2.5 million references to me being a member of the Mossad. I'm accused of everything from being a cat torturer to being a rapist to being overly concerned about my hair to being too rich to being so poor that my socks are dirty. The only ones I have left now to look forward to are some kind of combination of bestiality and pedophilia.</text:p>
      <text:p text:style-name="Text_20_body"><text:span text:style-name="Strong_20_Emphasis">From a legal standpoint, it seems that you're in a no-win situation. If you lose your appeal on February 1st, you will be extradited to Sweden to face questioning, and the United States can ask to extradite you from there. But even if you win your appeal, there's the possibility that the U.S. could just come in and extradite you from England.</text:span> <text:line-break/>Yeah. And the ability to resist extradition here in England is not good.</text:p>
      <text:p text:style-name="Text_20_body"><text:soft-page-break/><text:span text:style-name="Strong_20_Emphasis">The conventional wisdom – both in Sweden and the U.S. – is that you won't be extradited. Why are you convinced you will?</text:span> <text:line-break/>Extradition is a political matter. The extradition treaties – those from the U.K. to the U.S. and from Sweden to the U.S. – are both very dangerous for me. Every day that I remain in England, it is dangerous, and if I am in Sweden, it will be at least as dangerous as it is here, and very probably more so. The Swedish foreign minister responsible for extradition, Carl Bildt, became a U.S. Embassy informant in 1973 when he was 24 years old. He shipped his personal effects to Washington, to lead a conservative leadership program, where he met Karl Rove. They became old friends and would go to conferences together and so on.</text:p>
      <text:p text:style-name="Text_20_body"><text:span text:style-name="Strong_20_Emphasis">Karl Rove? How do you know this?</text:span> <text:line-break/>Cables. Although I have not been charged with anything, there is an active allegation against me of rape and sexual molestation against Swedish women. So the political environment in Sweden to defend me against extradition to the United States is quite adverse. Some people have said, "Look, both the United Kingdom and Sweden and many countries say that there is not to be extradition for political offenses." But the United States government is not trying to indict me for a "political" offense – it is trying to indict me for espionage, or conspiracy to commit espionage, and computer hacking. The U.S. grand jury is looking at indicting us for charges which are not, on their face, political. But of course, the reasons are political, and that is a different matter.</text:p>
      <text:p text:style-name="Text_20_body"><text:span text:style-name="Strong_20_Emphasis">So you think the government is going to try to lay the groundwork by saying you're a spy, claiming you're putting soldiers at risk, and then nabbing you after the Swedish allegations are resolved?</text:span> <text:line-break/>These are people used to laying the political ground and laying the media ground. I imagine what they would do is say that this material we published had adversely affected the United Kingdom or adversely affected Sweden. Perhaps they could introduce or leak to the press, under the surface, false speculations that we had killed Swedish soldiers in Afghanistan, or that we had sold information to the Iranians.</text:p>
      <text:p text:style-name="Text_20_body"><text:span text:style-name="Strong_20_Emphasis">What has the low point been for you in all this? Were there any mornings you woke up saying, "What have I got myself into?"</text:span> <text:line-break/>I understood that the significance of what we were doing was greater than WikiLeaks as an institution and greater than our personal lives. In November, I told our people, perhaps to their surprise, that what we were doing was more significant than the life of any one of us. To that degree, the battles that we've had, the severity of the battles that we've had, is not something I have found to be difficult to deal with. Their severity is a reflection of the quality and importance of our work. That said, the betrayals are hard to take. This confrontation that we have had with the Western national-security state – it's not quite right to call it the U.S. national-security state, because it's a transnational phenomenon – has brought out the best and worst in people. It has brought out opportunism, weakness, other negative qualities. It's brought out greed and cowardice, but it has also brought out strength and loyalty in people. We have lost friends and colleagues, but we have also made very loyal friends, and we have seen the strength of old friends revealed. There's an old military saying: It's not the length of the war but the depth of the trench. For the past year, we have been in a very deep trench, and so the friendships have become deep.</text:p>
      <text:p text:style-name="Text_20_body"><text:soft-page-break/><text:span text:style-name="Strong_20_Emphasis">Who has been your most critical public supporter?</text:span> <text:line-break/>John Pilger, the Australian journalist, has been the most impressive. And the other is Dan Ellsberg. It's the amount of time I've spent with him, both in front of and behind the scenes. When people are working in front of the scenes, in public, it is often because it is helpful to them. One never really knows what the true allegiance is. But when someone puts it on the line both publicly and privately, that's a sign of true character. Ron Paul did come out and make an impassioned and rational speech. It has not been the soft liberal left, the pseudo left that has defended us. In fact, they have run a mile. It has been strong activists who have a long record of fighting for what they believe in, both on the libertarian right and on the left.</text:p>
      <text:p text:style-name="Text_20_body"><text:span text:style-name="Strong_20_Emphasis">What do you make of Anonymous? They've supported you.</text:span> <text:line-break/>We were involved with Anonymous from 2008. They were providing us with material related to our investigations into abuses by the Church of Scientology. It was a young pranksterish Internet culture, not something at all to be taken seriously. What's wonderful about what has happened over the last few years is that through engaging with forces much larger than themselves, starting with the Church of Scientology, they have been educated about how the world actually works. Then, reading information we've released and also seeing the attacks on us, they've been further educated. Now they have become politicized, they've come to understand some of where the big powers are. This was a very apolitical group that had absolutely no understanding about the military-industrial complex whatsoever, and no understanding about international finance. As a result of joining our battle and trying to protect themselves, they have come to see that the threats related to Internet freedom come from the military-industrial complex, the banking system and the media. The media is the third big power group, because when you're involved in something like this, it becomes newsworthy.</text:p>
      <text:p text:style-name="Text_20_body"><text:span text:style-name="Strong_20_Emphasis">What advice do you have for journalists, based on your experience?</text:span> <text:line-break/>I have a lot of sympathy for journalists who are trying to protect their sources. It's very hard now. Unless you're an electronic-surveillance expert or you have frequent contact with one, you must stay off the Net and mobile phones. You really have to just use the old techniques, paper and whispering in people's ears. Leave your mobile phones behind. Don't turn them off, but tell your source to leave electronic devices in their offices. We are now in a situation where countries are recording billions of hours of conversations, and proudly proclaiming that you don't have to select which telephone call you're intercepting, because you intercept every telephone call.</text:p>
      <text:p text:style-name="Text_20_body"><text:span text:style-name="Strong_20_Emphasis">So what's the future of WikiLeaks? Is the organization going to survive?</text:span> <text:line-break/>This week, I think we'll make it. We'll see what happens next week.</text:p>
      <text:p text:style-name="Text_20_body"><text:span text:style-name="Strong_20_Emphasis">Where do you want to end up, when all the legal battles are over?</text:span> <text:line-break/>I don't want to end up anywhere. I want to do what I was doing before. I lived in Egypt when we had important things that needed to be done, or in Kenya or the United States or Australia or Sweden or Germany. When we have opportunities, then that's where I am.</text:p>
      <text:p text:style-name="Text_20_body"><text:span text:style-name="Strong_20_Emphasis">When do you think you'll be able to regain that freedom to do that?</text:span> <text:line-break/>In relation to the United States, we'll have to wait for the revolution.</text:p>
      <text:p text:style-name="Text_20_body"><text:span text:style-name="Emphasis">Michael Hastings is a contributing editor to Rolling Stone and the author, most recently, of </text:span><text:soft-page-break/><text:a xlink:type="simple" xlink:href="http://www.amazon.com/Operators-Terrifying-Inside-Americas-Afghanistan/dp/0399159886/ref=sr_1_1?ie=UTF8&amp;qid=1326826887&amp;sr=8-1"><text:span text:style-name="Emphasis">The Operators: The Wild and Terrifying Inside Story of America's War in Afghanistan</text:span></text:a><text:span text:style-name="Emphasis">. </text:span></text:p>
      <text:p text:style-name="Text_20_body"><text:span text:style-name="Emphasis">This story is from the February 2, 2012 issue of Rolling Ston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4:26:14</meta:creation-date>
    <dc:date>2012-06-25T14:27:54</dc:date>
    <meta:editing-duration>PT38S</meta:editing-duration>
    <meta:editing-cycles>2</meta:editing-cycles>
    <meta:generator>LibreOffice/3.5$MacOSX_x86 LibreOffice_project/165a79a-7059095-e13bb37-fef39a4-9503d18</meta:generator>
    <meta:document-statistic meta:table-count="0" meta:image-count="0" meta:object-count="0" meta:page-count="16" meta:paragraph-count="90" meta:word-count="8615" meta:character-count="49942" meta:non-whitespace-character-count="41352"/>
  </office:meta>
</office:document-meta>
</file>